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 Narrow" svg:font-family="'Arial Narrow'" style:font-family-generic="roman" style:font-pitch="variable"/>
    <style:font-face style:name="CMU Serif" svg:font-family="'CMU Serif'" style:font-adornments="Italic" style:font-family-generic="roman" style:font-pitch="variable"/>
    <style:font-face style:name="Cambria" svg:font-family="Cambria" style:font-adornments="Bold" style:font-family-generic="roman" style:font-pitch="variable"/>
    <style:font-face style:name="Liberation Serif" svg:font-family="'Liberation Serif'" style:font-adornments="Italic" style:font-family-generic="roman" style:font-pitch="variable"/>
    <style:font-face style:name="LiberationSerif" svg:font-family="LiberationSerif" style:font-family-generic="roman" style:font-pitch="variable"/>
    <style:font-face style:name="LiberationSerif-Italic" svg:font-family="LiberationSerif-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4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TimesNewRoman" svg:font-family="TimesNewRoman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Coperta">
      <style:paragraph-properties fo:margin-left="0in" fo:margin-right="0in" fo:text-align="center" style:justify-single-word="false" fo:text-indent="0in" style:auto-text-indent="false"/>
      <style:text-properties fo:language="ro" fo:country="RO" officeooo:paragraph-rsid="0013da26"/>
    </style:style>
    <style:style style:name="P2" style:family="paragraph" style:parent-style-name="Bibliography_20_1">
      <style:paragraph-properties fo:margin-left="0in" fo:margin-right="0in" fo:text-indent="0in" style:auto-text-indent="false">
        <style:tab-stops>
          <style:tab-stop style:position="0.3937in"/>
        </style:tab-stops>
      </style:paragraph-properties>
    </style:style>
    <style:style style:name="P3" style:family="paragraph" style:parent-style-name="Header_20_right">
      <style:text-properties fo:font-size="11pt" fo:language="ro" fo:country="RO" officeooo:paragraph-rsid="0056ba94" style:font-size-asian="11pt" style:font-size-complex="11pt"/>
    </style:style>
    <style:style style:name="P4" style:family="paragraph" style:parent-style-name="Header_20_left">
      <style:text-properties fo:color="#000000" fo:language="ro" fo:country="RO" officeooo:rsid="014615ac" officeooo:paragraph-rsid="014615ac"/>
    </style:style>
    <style:style style:name="P5" style:family="paragraph" style:parent-style-name="Footer">
      <style:paragraph-properties fo:text-align="end" style:justify-single-word="false"/>
      <style:text-properties fo:language="ro" fo:country="RO"/>
    </style:style>
    <style:style style:name="P6" style:family="paragraph" style:parent-style-name="Footer">
      <style:paragraph-properties fo:text-align="start" style:justify-single-word="false"/>
      <style:text-properties fo:language="ro" fo:country="RO"/>
    </style:style>
    <style:style style:name="P7" style:family="paragraph" style:parent-style-name="Text_20_Coperta">
      <style:paragraph-properties fo:text-align="center" style:justify-single-word="false"/>
      <style:text-properties fo:color="#000000" style:font-name="Times New Roman" fo:language="ro" fo:country="RO" officeooo:rsid="00017d53" officeooo:paragraph-rsid="01968436"/>
    </style:style>
    <style:style style:name="P8" style:family="paragraph" style:parent-style-name="Text_20_Coperta">
      <style:paragraph-properties fo:text-align="start" style:justify-single-word="false"/>
      <style:text-properties fo:color="#000000" style:font-name="Times New Roman" fo:language="ro" fo:country="RO" officeooo:rsid="00017d53" officeooo:paragraph-rsid="01968436"/>
    </style:style>
    <style:style style:name="P9" style:family="paragraph" style:parent-style-name="Text_20_Coperta">
      <style:paragraph-properties fo:text-align="center" style:justify-single-word="false"/>
      <style:text-properties fo:color="#000000" style:font-name="Times New Roman" fo:font-size="28pt" fo:language="ro" fo:country="RO" fo:font-weight="bold" officeooo:rsid="001a533e" officeooo:paragraph-rsid="01968436" style:font-size-asian="28pt" style:font-weight-asian="bold" style:font-size-complex="28pt" style:font-weight-complex="bold"/>
    </style:style>
    <style:style style:name="P10" style:family="paragraph" style:parent-style-name="Text_20_Coperta">
      <style:text-properties style:use-window-font-color="true" style:font-name="Times New Roman" fo:font-size="14pt" fo:language="ro" fo:country="RO" officeooo:paragraph-rsid="01968436" style:font-size-asian="14pt" style:font-size-complex="14pt"/>
    </style:style>
    <style:style style:name="P11" style:family="paragraph" style:parent-style-name="Text_20_Coperta">
      <style:text-properties style:font-name="Times New Roman" fo:language="ro" fo:country="RO" officeooo:paragraph-rsid="01968436"/>
    </style:style>
    <style:style style:name="P12" style:family="paragraph" style:parent-style-name="Text_20_Coperta">
      <style:paragraph-properties fo:text-align="center" style:justify-single-word="false"/>
      <style:text-properties style:font-name="Times New Roman" fo:font-size="18pt" fo:language="ro" fo:country="RO" officeooo:rsid="013ff313" officeooo:paragraph-rsid="01968436" style:font-size-asian="18pt" style:font-size-complex="18pt"/>
    </style:style>
    <style:style style:name="P13" style:family="paragraph" style:parent-style-name="Text_20_Declaratie" style:master-page-name="Cuprins">
      <style:paragraph-properties style:page-number="1"/>
    </style:style>
    <style:style style:name="P14" style:family="paragraph" style:parent-style-name="_31__20_Capitol">
      <style:text-properties fo:color="#004586" style:text-line-through-style="none" style:text-line-through-type="none" fo:font-size="14pt" style:text-underline-style="none" fo:font-weight="bold" officeooo:rsid="019d29c3" officeooo:paragraph-rsid="019d29c3" style:font-size-asian="14pt" style:font-weight-asian="bold"/>
    </style:style>
    <style:style style:name="P15" style:family="paragraph" style:parent-style-name="_31__20_Capitol">
      <style:text-properties fo:color="#004586" fo:font-size="14pt" fo:font-weight="bold" officeooo:rsid="0197d9aa" officeooo:paragraph-rsid="0197d9aa" style:font-size-asian="14pt" style:font-weight-asian="bold"/>
    </style:style>
    <style:style style:name="P16" style:family="paragraph" style:parent-style-name="_31__20_Capitol">
      <style:text-properties fo:color="#004586" fo:font-size="14pt" fo:font-weight="bold" officeooo:rsid="019d858c" officeooo:paragraph-rsid="019d858c" style:font-size-asian="14pt" style:font-weight-asian="bold"/>
    </style:style>
    <style:style style:name="P17" style:family="paragraph" style:parent-style-name="_31__20_Capitol" style:list-style-name=""/>
    <style:style style:name="P18" style:family="paragraph" style:parent-style-name="_31__20_Capitol" style:master-page-name="Rezumat">
      <style:paragraph-properties style:page-number="1"/>
      <style:text-properties fo:color="#004586" fo:font-size="14pt" fo:font-weight="bold" officeooo:rsid="019d29c3" officeooo:paragraph-rsid="019d29c3" style:font-size-asian="14pt" style:font-weight-asian="bold"/>
    </style:style>
    <style:style style:name="P19" style:family="paragraph" style:parent-style-name="_32__20_Subcapitol">
      <style:text-properties fo:color="#004586" fo:font-size="13pt" fo:font-style="italic" fo:font-weight="bold" officeooo:rsid="019d29c3" officeooo:paragraph-rsid="019d29c3" style:font-size-asian="13pt"/>
    </style:style>
    <style:style style:name="P20" style:family="paragraph" style:parent-style-name="_32__20_Subcapitol">
      <style:text-properties fo:color="#004586" fo:font-size="13pt" fo:font-style="italic" fo:font-weight="bold" officeooo:rsid="019d858c" officeooo:paragraph-rsid="019d858c" style:font-size-asian="13pt"/>
    </style:style>
    <style:style style:name="P21" style:family="paragraph" style:parent-style-name="_32__20_Subcapitol">
      <style:text-properties fo:color="#004586" fo:font-size="13pt" fo:font-style="italic" fo:font-weight="bold" officeooo:rsid="019d858c" officeooo:paragraph-rsid="01968436" style:font-size-asian="13pt"/>
    </style:style>
    <style:style style:name="P22" style:family="paragraph" style:parent-style-name="_32__20_Subcapitol">
      <style:text-properties fo:color="#004586" fo:font-size="13pt" fo:font-style="italic" fo:font-weight="bold" officeooo:rsid="019d858c" officeooo:paragraph-rsid="019d29c3" style:font-size-asian="13pt"/>
    </style:style>
    <style:style style:name="P23" style:family="paragraph" style:parent-style-name="_32__20_Subcapitol">
      <style:text-properties fo:color="#004586" style:font-name="Times New Roman" fo:font-size="13pt" fo:font-style="italic" fo:font-weight="bold" officeooo:rsid="0197d9aa" officeooo:paragraph-rsid="0197d9aa" style:font-size-asian="13pt" style:font-weight-asian="bold" style:font-size-complex="13pt"/>
    </style:style>
    <style:style style:name="P24" style:family="paragraph" style:parent-style-name="_32__20_Subcapitol">
      <style:text-properties fo:color="#004586" style:text-line-through-style="none" style:text-line-through-type="none" fo:font-size="13pt" fo:font-style="italic" style:text-underline-style="none" fo:font-weight="bold" officeooo:rsid="019d858c" officeooo:paragraph-rsid="019d29c3" style:font-size-asian="13pt" style:font-weight-asian="bold"/>
    </style:style>
    <style:style style:name="P25" style:family="paragraph" style:parent-style-name="_32__20_Subcapitol">
      <style:text-properties fo:color="#004586" style:text-line-through-style="none" style:text-line-through-type="none" fo:font-size="13pt" fo:font-style="italic" style:text-underline-style="none" fo:font-weight="bold" officeooo:rsid="019d858c" officeooo:paragraph-rsid="019d858c" style:font-size-asian="13pt" style:font-weight-asian="bold"/>
    </style:style>
    <style:style style:name="P26" style:family="paragraph" style:parent-style-name="_32__20_Subcapitol">
      <style:text-properties officeooo:rsid="019d29c3" officeooo:paragraph-rsid="019d29c3"/>
    </style:style>
    <style:style style:name="P27" style:family="paragraph" style:parent-style-name="_35__20_Anexă">
      <style:text-properties style:font-name="Times New Roman" fo:language="ro" fo:country="RO" fo:font-style="normal" officeooo:rsid="00bce6f6" style:font-name-asian="SimSun" style:font-style-asian="normal" style:font-name-complex="Mangal" style:font-style-complex="normal"/>
    </style:style>
    <style:style style:name="P28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0" style:family="paragraph" style:parent-style-name="Text_20_Coperta">
      <style:paragraph-properties fo:text-align="center" style:justify-single-word="false"/>
      <style:text-properties fo:color="#000000" style:font-name="Times New Roman" fo:font-size="28pt" fo:language="ro" fo:country="RO" fo:font-weight="bold" officeooo:rsid="001a533e" officeooo:paragraph-rsid="01968436" style:font-size-asian="28pt" style:font-weight-asian="bold" style:font-size-complex="28pt" style:font-weight-complex="bold"/>
    </style:style>
    <style:style style:name="P31" style:family="paragraph" style:parent-style-name="Text_20_Coperta">
      <style:paragraph-properties fo:text-align="center" style:justify-single-word="false"/>
      <style:text-properties fo:color="#000000" style:font-name="Times New Roman" fo:font-size="28pt" fo:language="ro" fo:country="RO" fo:font-weight="bold" officeooo:rsid="01a05ebf" officeooo:paragraph-rsid="01a05ebf" style:font-size-asian="28pt" style:font-weight-asian="bold" style:font-size-complex="28pt" style:font-weight-complex="bold"/>
    </style:style>
    <style:style style:name="P32" style:family="paragraph" style:parent-style-name="Text_20_Coperta">
      <style:paragraph-properties fo:text-align="center" style:justify-single-word="false"/>
      <style:text-properties style:font-name="Times New Roman" fo:language="ro" fo:country="RO" officeooo:paragraph-rsid="01a05ebf"/>
    </style:style>
    <style:style style:name="P33" style:family="paragraph" style:parent-style-name="Text_20_Coperta">
      <style:paragraph-properties fo:text-align="center" style:justify-single-word="false"/>
      <style:text-properties style:font-name="Times New Roman" fo:language="ro" fo:country="RO" officeooo:paragraph-rsid="01968436"/>
    </style:style>
    <style:style style:name="P34" style:family="paragraph" style:parent-style-name="Text_20_Coperta">
      <style:text-properties style:font-name="Times New Roman" fo:language="ro" fo:country="RO" officeooo:paragraph-rsid="01968436"/>
    </style:style>
    <style:style style:name="P35" style:family="paragraph" style:parent-style-name="Text_20_Coperta" style:master-page-name="Coperta">
      <style:paragraph-properties style:page-number="auto"/>
      <style:text-properties style:use-window-font-color="true" style:font-name="Times New Roman" fo:font-size="14pt" fo:language="ro" fo:country="RO" officeooo:paragraph-rsid="01968436" style:font-size-asian="14pt" style:font-size-complex="14pt"/>
    </style:style>
    <style:style style:name="P36" style:family="paragraph" style:parent-style-name="_5f_TEXT">
      <style:text-properties style:font-name="Times New Roman" fo:font-size="12pt" style:font-size-asian="12pt" style:font-size-complex="12pt"/>
    </style:style>
    <style:style style:name="P37" style:family="paragraph" style:parent-style-name="_5f_TEXT">
      <style:text-properties fo:font-size="12pt" officeooo:paragraph-rsid="019d858c" style:font-size-asian="12pt" style:font-size-complex="12pt"/>
    </style:style>
    <style:style style:name="P38" style:family="paragraph" style:parent-style-name="_5f_TEXT">
      <style:text-properties fo:color="#000000" style:font-name="Times New Roman" fo:font-style="normal" fo:font-weight="normal" style:font-style-asian="normal" style:font-weight-asian="normal" style:font-style-complex="normal" style:font-weight-complex="normal"/>
    </style:style>
    <style:style style:name="P39" style:family="paragraph" style:parent-style-name="_5f_TEXT">
      <style:text-properties fo:color="#000000" fo:font-size="12pt" fo:font-style="normal" fo:font-weight="normal" officeooo:rsid="01a25024" officeooo:paragraph-rsid="01a25024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_5f_TEXT">
      <style:text-properties fo:color="#000000" fo:font-size="12pt" fo:font-style="normal" fo:font-weight="normal" officeooo:rsid="01a60ed9" officeooo:paragraph-rsid="01a60ed9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_5f_TEXT">
      <style:text-properties fo:color="#000000" fo:font-size="12pt" fo:font-style="normal" fo:font-weight="normal" officeooo:rsid="01a959e7" officeooo:paragraph-rsid="01a959e7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_5f_TEXT">
      <style:text-properties fo:color="#000000" fo:font-size="12pt" officeooo:paragraph-rsid="01a84a24" style:font-size-asian="12pt" style:font-size-complex="12pt"/>
    </style:style>
    <style:style style:name="P43" style:family="paragraph" style:parent-style-name="_5f_TEXT">
      <style:text-properties officeooo:rsid="019d29c3" officeooo:paragraph-rsid="019d29c3"/>
    </style:style>
    <style:style style:name="P44" style:family="paragraph" style:parent-style-name="_5f_TEXT">
      <style:text-properties officeooo:paragraph-rsid="019d29c3"/>
    </style:style>
    <style:style style:name="P45" style:family="paragraph" style:parent-style-name="_5f_TEXT">
      <style:text-properties officeooo:paragraph-rsid="01a6f1f0"/>
    </style:style>
    <style:style style:name="T1" style:family="text">
      <style:text-properties officeooo:rsid="01968436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1033d38" style:font-size-asian="11pt" style:font-size-complex="11pt"/>
    </style:style>
    <style:style style:name="T4" style:family="text">
      <style:text-properties officeooo:rsid="0012067c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officeooo:rsid="001e9135" style:font-size-asian="16pt" style:font-size-complex="16pt"/>
    </style:style>
    <style:style style:name="T7" style:family="text">
      <style:text-properties officeooo:rsid="009fc5b7"/>
    </style:style>
    <style:style style:name="T8" style:family="text">
      <style:text-properties fo:language="en" fo:country="US" officeooo:rsid="0128d4a5"/>
    </style:style>
    <style:style style:name="T9" style:family="text">
      <style:text-properties officeooo:rsid="0140056d"/>
    </style:style>
    <style:style style:name="T10" style:family="text">
      <style:text-properties style:text-line-through-style="none" style:text-line-through-type="none" style:text-underline-style="none" style:font-weight-asian="bold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fo:font-size="12pt" fo:language="ro" fo:country="RO" officeooo:rsid="0002a634" style:font-size-asian="12pt" style:font-size-complex="12pt"/>
    </style:style>
    <style:style style:name="T13" style:family="text">
      <style:text-properties style:font-name="Times New Roman" fo:font-size="12pt" fo:language="ro" fo:country="RO" officeooo:rsid="002a3592" style:font-size-asian="12pt" style:font-size-complex="12pt"/>
    </style:style>
    <style:style style:name="T14" style:family="text">
      <style:text-properties style:font-name="Times New Roman" officeooo:rsid="0197d9aa"/>
    </style:style>
    <style:style style:name="T15" style:family="text">
      <style:text-properties fo:font-size="12pt" style:font-size-asian="12pt"/>
    </style:style>
    <style:style style:name="T16" style:family="text">
      <style:text-properties fo:font-size="12pt" officeooo:rsid="0197d9aa" style:font-size-asian="12pt" style:font-size-complex="13pt"/>
    </style:style>
    <style:style style:name="T17" style:family="text">
      <style:text-properties fo:font-size="12pt" fo:font-style="italic" style:font-size-asian="12pt" style:font-style-asian="italic" style:font-style-complex="italic"/>
    </style:style>
    <style:style style:name="T18" style:family="text">
      <style:text-properties officeooo:rsid="000760de"/>
    </style:style>
    <style:style style:name="T19" style:family="text">
      <style:text-properties officeooo:rsid="0141d024"/>
    </style:style>
    <style:style style:name="T20" style:family="text">
      <style:text-properties fo:color="#004586" fo:font-size="13pt" fo:font-style="italic" fo:font-weight="bold" officeooo:rsid="019d29c3" style:font-size-asian="13pt"/>
    </style:style>
    <style:style style:name="T21" style:family="text">
      <style:text-properties officeooo:rsid="019d29c3"/>
    </style:style>
    <style:style style:name="T22" style:family="text">
      <style:text-properties officeooo:rsid="01a05ebf"/>
    </style:style>
    <style:style style:name="T23" style:family="text">
      <style:text-properties fo:color="#000000" fo:font-size="20pt" fo:font-weight="normal" officeooo:rsid="01a05ebf" style:font-size-asian="17.5pt" style:font-weight-asian="normal" style:font-size-complex="20pt" style:font-weight-complex="normal"/>
    </style:style>
    <style:style style:name="T24" style:family="text">
      <style:text-properties fo:color="#000000" style:font-name="Times New Roman" fo:font-size="12pt" fo:font-style="normal" fo:font-weight="normal" officeooo:rsid="01a959e7" style:font-size-asian="12pt" style:font-style-asian="normal" style:font-weight-asian="normal" style:font-size-complex="13pt" style:font-style-complex="normal" style:font-weight-complex="normal"/>
    </style:style>
    <style:style style:name="T25" style:family="text">
      <style:text-properties fo:color="#000000" style:font-name="Times New Roman" fo:font-size="12pt" fo:font-style="normal" fo:font-weight="normal" officeooo:rsid="0197d9aa" style:font-size-asian="12pt" style:font-style-asian="normal" style:font-weight-asian="normal" style:font-size-complex="13pt" style:font-style-complex="normal" style:font-weight-complex="normal"/>
    </style:style>
    <style:style style:name="T26" style:family="text">
      <style:text-properties fo:color="#000000" style:font-name="Times New Roman" fo:font-size="12pt" fo:font-style="normal" fo:font-weight="normal" style:font-size-asian="12pt" style:font-style-asian="normal" style:font-weight-asian="normal" style:font-style-complex="normal" style:font-weight-complex="normal"/>
    </style:style>
    <style:style style:name="T27" style:family="text">
      <style:text-properties fo:color="#000000" style:font-name="Times New Roman"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color="#000000" style:font-name="Times New Roman" fo:font-style="normal" fo:font-weight="normal" officeooo:rsid="01a959e7" style:font-style-asian="normal" style:font-weight-asian="normal" style:font-style-complex="normal" style:font-weight-complex="normal"/>
    </style:style>
    <style:style style:name="T29" style:family="text">
      <style:text-properties officeooo:rsid="01a22cd6"/>
    </style:style>
    <style:style style:name="T30" style:family="text">
      <style:text-properties officeooo:rsid="01a60ed9"/>
    </style:style>
    <style:style style:name="T31" style:family="text">
      <style:text-properties officeooo:rsid="01a65393"/>
    </style:style>
    <style:style style:name="T32" style:family="text">
      <style:text-properties officeooo:rsid="01a6f1f0"/>
    </style:style>
    <style:style style:name="T33" style:family="text">
      <style:text-properties officeooo:rsid="01a84a24"/>
    </style:style>
    <style:style style:name="T34" style:family="text">
      <style:text-properties officeooo:rsid="01a8db7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tru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Tabelul"/>
        <text:sequence-decl text:display-outline-level="1" text:separation-character="." text:name="Figura"/>
      </text:sequence-decls>
      <text:p text:style-name="P35">U<text:span text:style-name="T18">niversitatea</text:span> T<text:span text:style-name="T18">ehnică</text:span> „Gheorghe Asachi” <text:span text:style-name="T4">din</text:span> I<text:span text:style-name="T18">ași</text:span></text:p>
      <text:p text:style-name="P10">F<text:span text:style-name="T18">acultatea</text:span> <text:span text:style-name="T18">de</text:span> <text:span text:style-name="T4">Automatică și Calculatoare</text:span></text:p>
      <text:p text:style-name="P10">D<text:span text:style-name="T18">omeniul</text:span>: <text:span text:style-name="T9">Calculatoare și Tehnologia Informației</text:span></text:p>
      <text:p text:style-name="P10">S<text:span text:style-name="T18">pecializarea</text:span>: <text:span text:style-name="T9">Tehnologia Informației</text:span></text:p>
      <text:p text:style-name="P11"/>
      <text:p text:style-name="P11"/>
      <text:p text:style-name="P11"/>
      <text:p text:style-name="P11"/>
      <text:p text:style-name="P11"/>
      <text:p text:style-name="P31">Specificarea cerințelor software</text:p>
      <text:p text:style-name="P32"><text:span text:style-name="T23">pentru</text:span></text:p>
      <text:p text:style-name="P9">Inferența prin enumerare</text:p>
      <text:p text:style-name="P9"/>
      <text:p text:style-name="P12">Proiect <text:span text:style-name="T22">la disciplina</text:span> <text:span text:style-name="T19">In</text:span><text:span text:style-name="T1">gineria </text:span><text:span text:style-name="T22">P</text:span><text:span text:style-name="T1">rogramării</text:span></text:p>
      <text:p text:style-name="P11"/>
      <text:p text:style-name="P11"/>
      <text:p text:style-name="P33"><text:span text:style-name="T22">versiunea 1.0</text:span></text:p>
      <text:p text:style-name="P11"/>
      <text:p text:style-name="P11"/>
      <text:p text:style-name="P11"/>
      <text:p text:style-name="P7">Studenți:</text:p>
      <text:p text:style-name="P7">Boca Nicolae</text:p>
      <text:p text:style-name="P7">Ignătescu Ștefan</text:p>
      <text:p text:style-name="P7">Răileanu Gabriel</text:p>
      <text:p text:style-name="P8"/>
      <text:p text:style-name="P7">Grupa: 1409A</text:p>
      <text:p text:style-name="P13"/>
      <text:table-of-content text:style-name="Sect1" text:name="Table of Contents2">
        <text:table-of-content-source text:outline-level="5">
          <text:index-title-template text:style-name="Contents_20_Heading">Cuprin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2_Head">
            <text:p text:style-name="Contents_20_Heading">Cuprins</text:p>
          </text:index-title>
          <text:p text:style-name="P28"><text:a xlink:type="simple" xlink:href="#__RefHeading___Toc239_3688758399" text:style-name="Index_20_Link" text:visited-style-name="Index_20_Link">Capitolul 1. <text:s text:c="2"/>Introducere</text:a><text:tab/></text:p>
          <text:p text:style-name="P29"><text:a xlink:type="simple" xlink:href="#__RefHeading___Toc8143_798217456" text:style-name="Index_20_Link" text:visited-style-name="Index_20_Link">1.1. <text:s text:c="2"/>Scopul documentului</text:a><text:tab/></text:p>
          <text:p text:style-name="P29"><text:a xlink:type="simple" xlink:href="#__RefHeading___Toc8145_798217456" text:style-name="Index_20_Link" text:visited-style-name="Index_20_Link">1.2. <text:s text:c="2"/>Convențiile documentului</text:a><text:tab/></text:p>
          <text:p text:style-name="P29"><text:a xlink:type="simple" xlink:href="#__RefHeading___Toc8147_798217456" text:style-name="Index_20_Link" text:visited-style-name="Index_20_Link">1.3. <text:s text:c="2"/>Publicul destinat</text:a><text:tab/></text:p>
          <text:p text:style-name="P29"><text:a xlink:type="simple" xlink:href="#__RefHeading___Toc8149_798217456" text:style-name="Index_20_Link" text:visited-style-name="Index_20_Link">1.4. <text:s text:c="2"/>Scopul produsului</text:a><text:tab/></text:p>
          <text:p text:style-name="P29"><text:a xlink:type="simple" xlink:href="#__RefHeading___Toc8151_798217456" text:style-name="Index_20_Link" text:visited-style-name="Index_20_Link">1.5. <text:s text:c="2"/>Referințe</text:a><text:tab/></text:p>
          <text:p text:style-name="P28"><text:a xlink:type="simple" xlink:href="#__RefHeading___Toc347_1350761507" text:style-name="Index_20_Link" text:visited-style-name="Index_20_Link">Capitolul 2. <text:s text:c="2"/>Descriere generală</text:a><text:tab/></text:p>
          <text:p text:style-name="P29"><text:a xlink:type="simple" xlink:href="#__RefHeading___Toc8153_798217456" text:style-name="Index_20_Link" text:visited-style-name="Index_20_Link">2.1. <text:s text:c="2"/>Perspectivele produsului</text:a><text:tab/></text:p>
          <text:p text:style-name="P29"><text:a xlink:type="simple" xlink:href="#__RefHeading___Toc8155_798217456" text:style-name="Index_20_Link" text:visited-style-name="Index_20_Link">2.2. <text:s text:c="2"/>Funcțiile produsului</text:a><text:tab/></text:p>
          <text:p text:style-name="P29"><text:a xlink:type="simple" xlink:href="#__RefHeading___Toc8157_798217456" text:style-name="Index_20_Link" text:visited-style-name="Index_20_Link">2.3. <text:s text:c="2"/>Clase de utilizatori și caracteristici</text:a><text:tab/></text:p>
          <text:p text:style-name="P29"><text:a xlink:type="simple" xlink:href="#__RefHeading___Toc8159_798217456" text:style-name="Index_20_Link" text:visited-style-name="Index_20_Link">2.4. <text:s text:c="2"/>Mediul de utilizare</text:a><text:tab/></text:p>
          <text:p text:style-name="P29"><text:a xlink:type="simple" xlink:href="#__RefHeading___Toc8161_798217456" text:style-name="Index_20_Link" text:visited-style-name="Index_20_Link">2.5. <text:s text:c="2"/>Proiectarea și implementarea constrângerilor</text:a><text:tab/></text:p>
          <text:p text:style-name="P29"><text:a xlink:type="simple" xlink:href="#__RefHeading___Toc8163_798217456" text:style-name="Index_20_Link" text:visited-style-name="Index_20_Link">2.6. <text:s text:c="2"/>Documentația utilizatorului</text:a><text:tab/></text:p>
          <text:p text:style-name="P29"><text:a xlink:type="simple" xlink:href="#__RefHeading___Toc8165_798217456" text:style-name="Index_20_Link" text:visited-style-name="Index_20_Link">2.7. <text:s text:c="2"/>Ipoteze și dependințe</text:a><text:tab/></text:p>
          <text:p text:style-name="P28"><text:a xlink:type="simple" xlink:href="#__RefHeading___Toc416_649494219" text:style-name="Index_20_Link" text:visited-style-name="Index_20_Link">Capitolul 3. <text:s text:c="2"/>Cerințe externe de interfață</text:a><text:tab/></text:p>
          <text:p text:style-name="P29"><text:a xlink:type="simple" xlink:href="#__RefHeading___Toc418_649494219" text:style-name="Index_20_Link" text:visited-style-name="Index_20_Link">3.1. <text:s text:c="2"/>Interfața cu utilizatorul</text:a><text:tab/></text:p>
          <text:p text:style-name="P29"><text:a xlink:type="simple" xlink:href="#__RefHeading___Toc7620_798217456" text:style-name="Index_20_Link" text:visited-style-name="Index_20_Link">3.2. <text:s text:c="2"/>Interfața hardware</text:a><text:tab/></text:p>
          <text:p text:style-name="P29"><text:a xlink:type="simple" xlink:href="#__RefHeading___Toc7622_798217456" text:style-name="Index_20_Link" text:visited-style-name="Index_20_Link">3.3. <text:s text:c="2"/>Interfața software</text:a><text:tab/></text:p>
          <text:p text:style-name="P29"><text:a xlink:type="simple" xlink:href="#__RefHeading___Toc7624_798217456" text:style-name="Index_20_Link" text:visited-style-name="Index_20_Link">3.4. <text:s text:c="2"/>Interfața de comunicare</text:a><text:tab/></text:p>
          <text:p text:style-name="P28"><text:a xlink:type="simple" xlink:href="#__RefHeading___Toc11379_3716793922" text:style-name="Index_20_Link" text:visited-style-name="Index_20_Link">Capitolul 4. <text:s text:c="2"/>Cerințe nefuncționale</text:a><text:tab/></text:p>
          <text:p text:style-name="P29"><text:a xlink:type="simple" xlink:href="#__RefHeading___Toc11403_3716793922" text:style-name="Index_20_Link" text:visited-style-name="Index_20_Link">4.1. <text:s text:c="2"/>Cerințe de performanță</text:a><text:tab/></text:p>
          <text:p text:style-name="P29"><text:a xlink:type="simple" xlink:href="#__RefHeading___Toc7586_798217456" text:style-name="Index_20_Link" text:visited-style-name="Index_20_Link">4.2. <text:s text:c="2"/>Cerințe de fiabilitate</text:a><text:tab/></text:p>
          <text:p text:style-name="P29"><text:a xlink:type="simple" xlink:href="#__RefHeading___Toc7588_798217456" text:style-name="Index_20_Link" text:visited-style-name="Index_20_Link">4.3. <text:s text:c="2"/>Cerințe de securitate</text:a><text:tab/></text:p>
          <text:p text:style-name="P28"><text:a xlink:type="simple" xlink:href="#__RefHeading__6324_59671573" text:style-name="Index_20_Link" text:visited-style-name="Index_20_Link"><text:s/>Bibliografie</text:a><text:tab/></text:p>
          <text:p text:style-name="P28"><text:a xlink:type="simple" xlink:href="#__RefHeading__6326_59671573" text:style-name="Index_20_Link" text:visited-style-name="Index_20_Link"><text:s/>Anexe.</text:a><text:tab/></text:p>
        </text:index-body>
      </text:table-of-content>
      <text:p text:style-name="P43"/>
      <text:h text:style-name="P18" text:outline-level="1"><text:bookmark-start text:name="__RefHeading___Toc239_3688758399"/>Introducere<text:bookmark-end text:name="__RefHeading___Toc239_3688758399"/></text:h>
      <text:h text:style-name="P26" text:outline-level="2"><text:bookmark-start text:name="__RefHeading___Toc8143_798217456"/>Scopul documentului<text:bookmark-end text:name="__RefHeading___Toc8143_798217456"/></text:h>
      <text:p text:style-name="_5f_TEXT"><text:span text:style-name="T31">Scopul acestui document este</text:span> descrie<text:span text:style-name="T31">rea</text:span> cu exactitate <text:span text:style-name="T31">a </text:span>capabilitățil<text:span text:style-name="T31">or</text:span> pe care produsul software „BayesianNetworkMedicalApplication” ar trebui să le ofere utilizatorilor săi finali și, de asemenea, să specifice toate cerințele <text:span text:style-name="T31">funcționale și</text:span> non-funcționale pe care aplicația ar trebui să le implementeze.</text:p>
      <text:h text:style-name="P19" text:outline-level="2"><text:bookmark-start text:name="__RefHeading___Toc8145_798217456"/>Convențiile documentului<text:bookmark-end text:name="__RefHeading___Toc8145_798217456"/></text:h>
      <text:p text:style-name="_5f_TEXT">Acest document urmărește formatarea standard IEEE pentru dezvoltarea de software. Standardul definește o formatare obișnuită a document<text:span text:style-name="T30">ului</text:span> care urmează, inclu<text:span text:style-name="T30">zând</text:span> scrierea <text:span text:style-name="T30">la persoana a III-a</text:span>, voce pasivă, precum și text <text:span text:style-name="T30">corent și corect din punct de vedere gramatical.</text:span></text:p>
      <text:h text:style-name="P19" text:outline-level="2"><text:bookmark-start text:name="__RefHeading___Toc8147_798217456"/>Publicul destinat<text:bookmark-end text:name="__RefHeading___Toc8147_798217456"/></text:h>
      <text:p text:style-name="P40">Documentul <text:span text:style-name="T31">este destinat publicului tehnic, deoarece conține informații despre </text:span><text:span text:style-name="T32">implementarea software a aplicației.</text:span></text:p>
      <text:h text:style-name="P19" text:outline-level="2"><text:bookmark-start text:name="__RefHeading___Toc8149_798217456"/>Scopul produsului<text:bookmark-end text:name="__RefHeading___Toc8149_798217456"/></text:h>
      <text:p text:style-name="P45">BayesianNetworkMedicalApplication <text:span text:style-name="T32">este o aplicație dezvoltată în limbajul C# și </text:span><text:span text:style-name="T12">urmărește calculul probabilității </text:span><text:span text:style-name="T13">unor simptome, având în vedere alte simptome manifestate de un individ.</text:span></text:p>
      <text:h text:style-name="P19" text:outline-level="2"><text:bookmark-start text:name="__RefHeading___Toc8151_798217456"/>Referințe<text:bookmark-end text:name="__RefHeading___Toc8151_798217456"/></text:h>
      <text:p text:style-name="P42"><text:span text:style-name="T21">P</text:span>rogramul descris a avut ca referință aplicația d<text:span text:style-name="T33">in laboratorul numărul 11 cu tema „Rețele bayesiene” a cursului de Inteligență Artificială (prof. Florin Leon, Facultatea de Automatică și Calculatoare </text:span><text:span text:style-name="T34">din</text:span><text:span text:style-name="T33"> Iași).</text:span></text:p>
      <text:p text:style-name="P44"><text:span text:style-name="T20"/></text:p>
      <text:h text:style-name="P14" text:outline-level="1"><text:bookmark-start text:name="__RefHeading___Toc347_1350761507"/><text:span text:style-name="T1">D</text:span>escriere generală<text:bookmark-end text:name="__RefHeading___Toc347_1350761507"/></text:h>
      <text:h text:style-name="P22" text:outline-level="2"><text:bookmark-start text:name="__RefHeading___Toc8153_798217456"/><text:span text:style-name="T10">Perspectivele produsului</text:span><text:bookmark-end text:name="__RefHeading___Toc8153_798217456"/></text:h>
      <text:h text:style-name="P22" text:outline-level="2"><text:bookmark-start text:name="__RefHeading___Toc8155_798217456"/><text:span text:style-name="T10">Funcțiile produsului</text:span><text:bookmark-end text:name="__RefHeading___Toc8155_798217456"/></text:h>
      <text:h text:style-name="P22" text:outline-level="2"><text:bookmark-start text:name="__RefHeading___Toc8157_798217456"/><text:span text:style-name="T10">Clase de utilizatori și caracteristici</text:span><text:bookmark-end text:name="__RefHeading___Toc8157_798217456"/></text:h>
      <text:h text:style-name="P24" text:outline-level="2"><text:bookmark-start text:name="__RefHeading___Toc8159_798217456"/>Mediul de utilizare<text:bookmark-end text:name="__RefHeading___Toc8159_798217456"/></text:h>
      <text:h text:style-name="P22" text:outline-level="2"><text:bookmark-start text:name="__RefHeading___Toc8161_798217456"/><text:span text:style-name="T10">Proiectarea și implementarea constrângerilor</text:span><text:bookmark-end text:name="__RefHeading___Toc8161_798217456"/></text:h>
      <text:h text:style-name="P24" text:outline-level="2"><text:bookmark-start text:name="__RefHeading___Toc8163_798217456"/>Documentația utilizatorului<text:bookmark-end text:name="__RefHeading___Toc8163_798217456"/></text:h>
      <text:h text:style-name="P25" text:outline-level="2"><text:bookmark-start text:name="__RefHeading___Toc8165_798217456"/>Ipoteze și dependințe<text:bookmark-end text:name="__RefHeading___Toc8165_798217456"/></text:h>
      <text:p text:style-name="_5f_TEXT"/>
      <text:h text:style-name="P16" text:outline-level="1"><text:bookmark-start text:name="__RefHeading___Toc416_649494219"/><text:soft-page-break/>Cerințe <text:span text:style-name="T29">externe de interfață</text:span><text:bookmark-end text:name="__RefHeading___Toc416_649494219"/></text:h>
      <text:h text:style-name="P20" text:outline-level="2"><text:bookmark-start text:name="__RefHeading___Toc418_649494219"/>Interfața cu utilizatorul<text:bookmark-end text:name="__RefHeading___Toc418_649494219"/></text:h>
      <text:h text:style-name="P21" text:outline-level="2"><text:bookmark-start text:name="__RefHeading___Toc7620_798217456"/>Interfața hardware <text:bookmark-end text:name="__RefHeading___Toc7620_798217456"/></text:h>
      <text:p text:style-name="P39">Fiind un produs software, acesta nu dispune de o interfață hardware dedicată.</text:p>
      <text:h text:style-name="P20" text:outline-level="2"><text:bookmark-start text:name="__RefHeading___Toc7622_798217456"/>Interfața software<text:bookmark-end text:name="__RefHeading___Toc7622_798217456"/></text:h>
      <text:h text:style-name="P20" text:outline-level="2"><text:bookmark-start text:name="__RefHeading___Toc7624_798217456"/>Interfața de comunicare<text:bookmark-end text:name="__RefHeading___Toc7624_798217456"/></text:h>
      <text:p text:style-name="P37"/>
      <text:h text:style-name="P15" text:outline-level="1"><text:bookmark-start text:name="__RefHeading___Toc11379_3716793922"/>Cerințe nefuncționale<text:bookmark-end text:name="__RefHeading___Toc11379_3716793922"/></text:h>
      <text:h text:style-name="P23" text:outline-level="2"><text:bookmark-start text:name="__RefHeading___Toc11403_3716793922"/>Cerințe de performanță<text:bookmark-end text:name="__RefHeading___Toc11403_3716793922"/></text:h>
      <text:p text:style-name="_5f_TEXT"><text:span text:style-name="T24">Aplicația</text:span><text:span text:style-name="T25"> va oferi r</text:span><text:span text:style-name="T26">ăspunsul cerut de utilizator în timp real și o aproximare cât mai exactă a </text:span><text:span text:style-name="T28">rezultatului</text:span><text:span text:style-name="T27">.</text:span></text:p>
      <text:h text:style-name="P23" text:outline-level="2"><text:bookmark-start text:name="__RefHeading___Toc7586_798217456"/>Cerințe de fiabilitate<text:bookmark-end text:name="__RefHeading___Toc7586_798217456"/></text:h>
      <text:p text:style-name="P41"><text:span text:style-name="T14">Î</text:span><text:span text:style-name="T11">ntrucât aplicația este una software, fiabilitatea ei este determinată de cerințele sistemului pe care rulează. Astfel, pot apărea erori la migrarea aplicației pe o altă platformă cu o configurație diferită.</text:span></text:p>
      <text:h text:style-name="P23" text:outline-level="2"><text:bookmark-start text:name="__RefHeading___Toc7588_798217456"/>Cerințe de securitate<text:bookmark-end text:name="__RefHeading___Toc7588_798217456"/></text:h>
      <text:p text:style-name="P38"><text:span text:style-name="T16">Sistemul nu necesit</text:span><text:span text:style-name="T15">ă măsuri de securitate, altele în afara de cele recomandate pentru sistemul dumneavoastră de operare, neavând acces la componente esențiale din </text:span><text:span text:style-name="T17">kernel</text:span><text:span text:style-name="T15">-ul sistemului </text:span>de operare și nici la alte fișiere din sistem.</text:p>
      <text:p text:style-name="P36"/>
      <text:h text:style-name="P17" text:outline-level="1"><text:bookmark-start text:name="BIBLIOGRAFIE"/><text:bookmark-start text:name="__RefHeading__6324_59671573"/><text:span text:style-name="T5">B</text:span><text:bookmark-end text:name="BIBLIOGRAFIE"/><text:span text:style-name="T6">ibliografie</text:span><text:bookmark-end text:name="__RefHeading__6324_59671573"/></text:h>
      <text:bibliography text:style-name="Sect1" text:name="Bibliography2">
        <text:bibliography-source>
          <text:index-title-template text:style-name="Bibliography_20_Heading"/>
          <text:bibliography-entry-template text:bibliography-type="article" text:style-name="Bibliography_20_1">
            <text:index-entry-span>[</text:index-entry-span>
            <text:index-entry-bibliography text:bibliography-data-field="identifier"/>
            <text:index-entry-span>]</text:index-entry-span>
            <text:index-entry-tab-stop style:type="left" style:position="0.3937in" style:leader-char=" "/>
            <text:index-entry-bibliography text:bibliography-data-field="author"/>
            <text:index-entry-span>, „</text:index-entry-span>
            <text:index-entry-bibliography text:style-name="_5f_Italic" text:bibliography-data-field="title"/>
            <text:index-entry-span>”, </text:index-entry-span>
            <text:index-entry-bibliography text:bibliography-data-field="publisher"/>
            <text:index-entry-span>, </text:index-entry-span>
            <text:index-entry-bibliography text:bibliography-data-field="volume"/>
            <text:index-entry-span>, pp. </text:index-entry-span>
            <text:index-entry-bibliography text:bibliography-data-field="pages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book" text:style-name="Bibliography_20_1">
            <text:index-entry-span>[</text:index-entry-span>
            <text:index-entry-bibliography text:bibliography-data-field="identifier"/>
            <text:index-entry-span>]</text:index-entry-span>
            <text:index-entry-tab-stop style:type="left" style:position="0.3937in" style:leader-char=" "/>
            <text:index-entry-bibliography text:bibliography-data-field="author"/>
            <text:index-entry-span>, „</text:index-entry-span>
            <text:index-entry-bibliography text:style-name="_5f_Italic" text:bibliography-data-field="title"/>
            <text:index-entry-span>”, </text:index-entry-span>
            <text:index-entry-bibliography text:bibliography-data-field="publisher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booklet" text:style-name="Bibliography_20_1">
            <text:index-entry-span>[</text:index-entry-span>
            <text:index-entry-bibliography text:bibliography-data-field="identifier"/>
            <text:index-entry-span>]</text:index-entry-span>
            <text:index-entry-tab-stop style:type="left" style:position="0.3937in" style:leader-char=" "/>
            <text:index-entry-bibliography text:bibliography-data-field="author"/>
            <text:index-entry-span>, „</text:index-entry-span>
            <text:index-entry-bibliography text:style-name="_5f_Italic" text:bibliography-data-field="title"/>
            <text:index-entry-span>”, </text:index-entry-span>
            <text:index-entry-bibliography text:bibliography-data-field="publisher"/>
            <text:index-entry-span>, </text:index-entry-span>
            <text:index-entry-bibliography text:bibliography-data-field="volume"/>
            <text:index-entry-span>, pp. </text:index-entry-span>
            <text:index-entry-bibliography text:bibliography-data-field="pages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conference" text:style-name="Bibliography_20_1">
            <text:index-entry-span>[</text:index-entry-span>
            <text:index-entry-bibliography text:bibliography-data-field="identifier"/>
            <text:index-entry-span>]</text:index-entry-span>
            <text:index-entry-tab-stop style:type="left" style:position="0.3937in" style:leader-char=" "/>
            <text:index-entry-bibliography text:bibliography-data-field="author"/>
            <text:index-entry-span>, „</text:index-entry-span>
            <text:index-entry-bibliography text:style-name="_5f_Italic" text:bibliography-data-field="title"/>
            <text:index-entry-span>”, Proceedings of the </text:index-entry-span>
            <text:index-entry-bibliography text:bibliography-data-field="editor"/>
            <text:index-entry-span>, </text:index-entry-span>
            <text:index-entry-bibliography text:bibliography-data-field="publisher"/>
            <text:index-entry-span>, pp. </text:index-entry-span>
            <text:index-entry-bibliography text:bibliography-data-field="pages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custom1" text:style-name="Bibliography_20_1">
            <text:index-entry-span>[</text:index-entry-span>
            <text:index-entry-bibliography text:bibliography-data-field="identifier"/>
            <text:index-entry-span>]</text:index-entry-span>
            <text:index-entry-tab-stop style:type="left" style:position="0.3937in" style:leader-char=" "/>
            <text:index-entry-bibliography text:bibliography-data-field="author"/>
            <text:index-entry-span>, „</text:index-entry-span>
            <text:index-entry-bibliography text:style-name="_5f_Italic" text:bibliography-data-field="title"/>
            <text:index-entry-span>”, </text:index-entry-span>
            <text:index-entry-bibliography text:bibliography-data-field="publisher"/>
            <text:index-entry-span>, </text:index-entry-span>
            <text:index-entry-bibliography text:bibliography-data-field="volume"/>
            <text:index-entry-span>, pp. </text:index-entry-span>
            <text:index-entry-bibliography text:bibliography-data-field="pages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custom2" text:style-name="Bibliography_20_1">
            <text:index-entry-span>[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0.3937in" style:leader-char=" "/>
            <text:index-entry-bibliography text:style-name="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custom3" text:style-name="Bibliography_20_1">
            <text:index-entry-span>[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0.3937in" style:leader-char=" "/>
            <text:index-entry-bibliography text:style-name="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custom4" text:style-name="Bibliography_20_1">
            <text:index-entry-span>[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0.3937in" style:leader-char=" "/>
            <text:index-entry-bibliography text:style-name="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custom5" text:style-name="Bibliography_20_1">
            <text:index-entry-span>[</text:index-entry-span>
            <text:index-entry-bibliography text:bibliography-data-field="identifier"/>
            <text:index-entry-span>]</text:index-entry-span>
            <text:index-entry-tab-stop style:type="left" style:position="0.3937in" style:leader-char=" "/>
            <text:index-entry-span>„</text:index-entry-span>
            <text:index-entry-bibliography text:style-name="_5f_Italic" text:bibliography-data-field="title"/>
            <text:index-entry-span>”, </text:index-entry-span>
            <text:index-entry-bibliography text:bibliography-data-field="publisher"/>
            <text:index-entry-span>, </text:index-entry-span>
            <text:index-entry-bibliography text:style-name="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ddress"/>
            <text:index-entry-span>.</text:index-entry-span>
          </text:bibliography-entry-template>
          <text:bibliography-entry-template text:bibliography-type="email" text:style-name="Bibliography_20_1">
            <text:index-entry-span>[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0.3937in" style:leader-char=" "/>
            <text:index-entry-bibliography text:style-name="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inbook" text:style-name="Bibliography_20_1">
            <text:index-entry-span>[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0.3937in" style:leader-char=" "/>
            <text:index-entry-bibliography text:style-name="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incollection" text:style-name="Bibliography_20_1">
            <text:index-entry-span>[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0.3937in" style:leader-char=" "/>
            <text:index-entry-bibliography text:style-name="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inproceedings" text:style-name="Bibliography_20_1">
            <text:index-entry-span>[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0.3937in" style:leader-char=" "/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" text:bibliography-data-field="title"/>
            <text:index-entry-span>”, </text:index-entry-span>
            <text:index-entry-bibliography text:style-name="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journal" text:style-name="Bibliography_20_1">
            <text:index-entry-span>[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0.3937in" style:leader-char=" "/>
            <text:index-entry-bibliography text:style-name="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manual" text:style-name="Bibliography_20_1">
            <text:index-entry-span>[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0.3937in" style:leader-char=" "/>
            <text:index-entry-bibliography text:style-name="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mastersthesis" text:style-name="Bibliography_20_1">
            <text:index-entry-span>[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0.3937in" style:leader-char=" "/>
            <text:index-entry-bibliography text:style-name="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misc" text:style-name="Bibliography_20_1">
            <text:index-entry-span>[</text:index-entry-span>
            <text:index-entry-bibliography text:bibliography-data-field="identifier"/>
            <text:index-entry-span>]</text:index-entry-span>
            <text:index-entry-tab-stop style:type="left" style:position="0.3937in" style:leader-char=" "/>
            <text:index-entry-bibliography text:bibliography-data-field="author"/>
            <text:index-entry-span>, </text:index-entry-span>
            <text:index-entry-bibliography text:style-name="_5f_Italic" text:bibliography-data-field="title"/>
            <text:index-entry-span> [Online], Disponibil la adresa: </text:index-entry-span>
            <text:index-entry-bibliography text:bibliography-data-field="url"/>
            <text:index-entry-span>, Accesat: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phdthesis" text:style-name="Bibliography_20_1">
            <text:index-entry-span>[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0.3937in" style:leader-char=" "/>
            <text:index-entry-bibliography text:style-name="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proceedings" text:style-name="Bibliography_20_1">
            <text:index-entry-span>[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0.3937in" style:leader-char=" "/>
            <text:index-entry-bibliography text:style-name="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techreport" text:style-name="Bibliography_20_1">
            <text:index-entry-span>[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0.3937in" style:leader-char=" "/>
            <text:index-entry-bibliography text:style-name="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unpublished" text:style-name="Bibliography_20_1">
            <text:index-entry-span>[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0.3937in" style:leader-char=" "/>
            <text:index-entry-bibliography text:style-name="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www" text:style-name="Bibliography_20_1">
            <text:index-entry-span>[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0.3937in" style:leader-char=" "/>
            <text:index-entry-bibliography text:style-name="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</text:bibliography-source>
        <text:index-body>
          <text:p text:style-name="P2"/>
        </text:index-body>
      </text:bibliography>
      <text:h text:style-name="P17" text:outline-level="1"><text:bookmark-start text:name="__RefHeading__6326_59671573"/><text:span text:style-name="T7">A</text:span>nexe<text:span text:style-name="T8">.</text:span><text:bookmark-end text:name="__RefHeading__6326_59671573"/></text:h>
      <text:h text:style-name="P27" text:outline-level="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OpenSymbol" svg:font-family="OpenSymbol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 Narrow" svg:font-family="'Arial Narrow'" style:font-family-generic="roman" style:font-pitch="variable"/>
    <style:font-face style:name="CMU Serif" svg:font-family="'CMU Serif'" style:font-adornments="Italic" style:font-family-generic="roman" style:font-pitch="variable"/>
    <style:font-face style:name="Cambria" svg:font-family="Cambria" style:font-adornments="Bold" style:font-family-generic="roman" style:font-pitch="variable"/>
    <style:font-face style:name="Liberation Serif" svg:font-family="'Liberation Serif'" style:font-adornments="Italic" style:font-family-generic="roman" style:font-pitch="variable"/>
    <style:font-face style:name="LiberationSerif" svg:font-family="LiberationSerif" style:font-family-generic="roman" style:font-pitch="variable"/>
    <style:font-face style:name="LiberationSerif-Italic" svg:font-family="LiberationSerif-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4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TimesNewRoman" svg:font-family="TimesNewRoman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o" fo:country="RO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ro" fo:country="R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ff0000"/>
    </style:style>
    <style:style style:name="Heading" style:family="paragraph" style:parent-style-name="Text_20_body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in" loext:contextual-spacing="false" fo:line-height="100%" fo:text-align="justify" style:justify-single-word="false" style:page-number="auto"/>
      <style:text-properties style:text-outline="false" style:text-line-through-style="none" style:text-line-through-type="none" fo:font-size="12pt" style:text-blink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Text_20_body" style:class="extra">
      <style:paragraph-properties fo:margin-top="0in" fo:margin-bottom="0.1575in" loext:contextual-spacing="false" fo:text-align="center" style:justify-single-word="false" text:number-lines="false" text:line-number="0"/>
      <style:text-properties fo:font-size="12pt" fo:font-style="normal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Text_20_body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_20_indent" style:class="text" style:master-page-name="">
      <style:paragraph-properties fo:margin-left="0.4925in" fo:margin-right="0in" fo:margin-top="0.1665in" fo:margin-bottom="0.1665in" loext:contextual-spacing="false" fo:text-indent="0in" style:auto-text-indent="false" style:page-number="auto" fo:break-before="page" style:shadow="none" text:number-lines="true" text:line-number="0">
        <style:tab-stops>
          <style:tab-stop style:position="0.2992in"/>
        </style:tab-stops>
      </style:paragraph-properties>
      <style:text-properties fo:color="#004586" style:font-name="Times New Roman1" fo:font-family="'Times New Roman'" style:font-style-name="Bold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_20_indent" style:class="text" style:master-page-name="">
      <loext:graphic-properties draw:fill="none" draw:fill-color="#729fcf"/>
      <style:paragraph-properties fo:margin-left="0.4925in" fo:margin-right="0in" fo:margin-top="0.1654in" fo:margin-bottom="0.0827in" loext:contextual-spacing="false" fo:text-indent="0in" style:auto-text-indent="false" style:page-number="auto" fo:background-color="transparent" style:shadow="none">
        <style:tab-stops/>
      </style:paragraph-properties>
      <style:text-properties fo:color="#004586" style:font-name="Times New Roman3" fo:font-family="'Times New Roman'" style:font-style-name="Italic" style:font-family-generic="roman" style:font-pitch="variable" fo:font-size="13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>
      <style:paragraph-properties fo:margin-left="0.4925in" fo:margin-right="0in" fo:margin-top="0.1654in" fo:margin-bottom="0.0827in" loext:contextual-spacing="false" fo:text-indent="0in" style:auto-text-indent="false" style:page-number="auto"/>
      <style:text-properties fo:color="#004586" style:font-name="Times New Roman4" fo:font-family="'Times New Roman'" style:font-style-name="Bold Italic" style:font-family-generic="roman" style:font-pitch="variable" fo:font-size="13pt" fo:font-style="normal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left="0.4925in" fo:margin-right="0in" fo:margin-top="0.1654in" fo:margin-bottom="0.0827in" loext:contextual-spacing="false" fo:line-height="100%" fo:text-indent="0in" style:auto-text-indent="false" style:page-number="auto"/>
      <style:text-properties fo:color="#004586" style:font-name="Times New Roman2" fo:font-family="'Times New Roman'" style:font-style-name="Regular" style:font-family-generic="roman" style:font-pitch="variable" fo:font-size="12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Text_20_body" style:class="extra" style:master-page-name="">
      <style:paragraph-properties fo:line-height="110%" fo:text-align="center" style:justify-single-word="false" style:page-number="auto" text:number-lines="false" text:line-number="0"/>
      <style:text-properties fo:font-size="12pt"/>
    </style:style>
    <style:style style:name="Tabelul" style:family="paragraph" style:parent-style-name="Caption" style:next-style-name="Text_20_body" style:master-page-name="">
      <style:paragraph-properties fo:margin-top="0.0827in" fo:margin-bottom="0in" loext:contextual-spacing="false" style:page-number="auto"/>
      <style:text-properties fo:color="#004586" fo:font-size="11pt"/>
    </style:style>
    <style:style style:name="Figura" style:family="paragraph" style:parent-style-name="Caption" style:master-page-name="">
      <style:paragraph-properties fo:margin-top="0in" fo:margin-bottom="0in" loext:contextual-spacing="false" style:page-number="auto"/>
      <style:text-properties fo:color="#004586" fo:font-size="11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.248in" loext:contextual-spacing="false" fo:text-indent="0in" style:auto-text-indent="false" text:number-lines="false" text:line-number="0"/>
      <style:text-properties style:font-name="Times New Roman1" fo:font-family="'Times New Roman'" style:font-style-name="Bold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loext:graphic-properties draw:fill="none" draw:fill-color="#729fcf"/>
      <style:paragraph-properties fo:margin-left="0in" fo:margin-right="0in" fo:margin-top="0in" fo:margin-bottom="0in" loext:contextual-spacing="false" fo:line-height="115%" fo:text-indent="0in" style:auto-text-indent="false" fo:background-color="transparent">
        <style:tab-stops>
          <style:tab-stop style:position="6.4965in" style:type="right" style:leader-style="dotted" style:leader-text="."/>
        </style:tab-stops>
      </style:paragraph-properties>
      <style:text-properties fo:font-weight="normal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line-height="115%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line-height="115%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 style:master-page-name="">
      <style:paragraph-properties fo:margin-left="0in" fo:margin-right="0in" fo:margin-top="0in" fo:margin-bottom="0in" loext:contextual-spacing="false" fo:text-indent="0in" style:auto-text-indent="false" style:page-number="auto" fo:break-before="auto" fo:break-after="auto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0.3937in" fo:margin-right="0in" fo:margin-top="0in" fo:margin-bottom="0.0398in" loext:contextual-spacing="false" fo:line-height="100%" fo:text-align="justify" style:justify-single-word="false" fo:keep-together="always" fo:text-indent="-0.3937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fo:font-size="11pt"/>
    </style:style>
    <style:style style:name="Frame_20_contents" style:display-name="Frame contents" style:family="paragraph" style:parent-style-name="Text_20_body" style:class="extra">
      <style:paragraph-properties fo:margin-left="0in" fo:margin-right="0in" fo:text-align="center" style:justify-single-word="false" fo:text-indent="0in" style:auto-text-indent="false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weight-asian="bold" style:font-weight-complex="bold"/>
    </style:style>
    <style:style style:name="Footnote" style:family="paragraph" style:parent-style-name="Text_20_body" style:class="extra" style:master-page-name="">
      <style:paragraph-properties fo:margin-left="0.1965in" fo:margin-right="0in" fo:margin-top="0in" fo:margin-bottom="0in" loext:contextual-spacing="false" fo:text-align="justify" style:justify-single-word="false" fo:keep-together="always" fo:text-indent="-0.1965in" style:auto-text-indent="false" style:page-number="auto" text:number-lines="false" text:line-number="0"/>
      <style:text-properties fo:font-size="10pt" style:font-size-asian="10pt" style:font-size-complex="10pt"/>
    </style:style>
    <style:style style:name="List_20_Paragraph" style:display-name="List Paragraph" style:family="paragraph" style:hidden="true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Heading_20_5" style:display-name="Heading 5" style:family="paragraph" style:parent-style-name="Heading" style:next-style-name="Text_20_body_20_indent" style:class="text" style:master-page-name="">
      <style:paragraph-properties fo:margin-left="0.4925in" fo:margin-right="0in" fo:margin-top="0.1654in" fo:margin-bottom="0.0827in" loext:contextual-spacing="false" fo:text-indent="0in" style:auto-text-indent="false" style:page-number="auto"/>
      <style:text-properties fo:color="#004586" style:font-name="Times New Roman4" fo:font-family="'Times New Roman'" style:font-style-name="Bold Italic" style:font-family-generic="roman" style:font-pitch="variable" fo:font-size="13pt" fo:font-style="italic" fo:font-weight="bold" style:font-size-asian="13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.4925in" fo:margin-right="0in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.4925in" fo:margin-right="0in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Text_20_body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Illustration" style:family="paragraph" style:hidden="true" style:parent-style-name="Caption" style:class="extra"/>
    <style:style style:name="Text" style:family="paragraph" style:parent-style-name="Caption" style:class="extra"/>
    <style:style style:name="List_20_1" style:display-name="List 1" style:family="paragraph" style:parent-style-name="List" style:class="list">
      <style:paragraph-properties fo:margin-left="0.25in" fo:margin-right="0in" fo:margin-top="0.0827in" fo:margin-bottom="0.0827in" loext:contextual-spacing="false" fo:text-indent="-0.25in" style:auto-text-indent="false"/>
    </style:style>
    <style:style style:name="Table" style:family="paragraph" style:hidden="true" style:parent-style-name="Caption" style:class="extra"/>
    <style:style style:name="_5f_COD" style:display-name="_COD" style:family="paragraph" style:master-page-name="">
      <loext:graphic-properties draw:fill="none" draw:fill-color="#729fcf"/>
      <style:paragraph-properties fo:margin-top="0.0827in" fo:margin-bottom="0.0827in" loext:contextual-spacing="true" style:page-number="auto" fo:background-color="transparent" fo:padding-left="0.1654in" fo:padding-right="0.1654in" fo:padding-top="0.0827in" fo:padding-bottom="0.0827in" fo:border="0.06pt solid #b3b3b3" style:shadow="none">
        <style:tab-stops>
          <style:tab-stop style:position="0.252in"/>
        </style:tab-stops>
      </style:paragraph-properties>
      <style:text-properties style:font-name="Consolas" fo:font-family="Consolas" style:font-style-name="Regular" style:font-family-generic="modern" style:font-pitch="fixed" fo:font-size="11pt" fo:letter-spacing="normal" style:text-scale="90%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style:font-name="Cambria" fo:font-family="Cambria" style:font-style-name="Bold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ext_20_Coperta" style:display-name="Text Coperta" style:family="paragraph" style:master-page-name="">
      <style:paragraph-properties fo:margin-left="0.1654in" fo:margin-right="0in" fo:line-height="125%" fo:text-indent="0in" style:auto-text-indent="false" style:page-number="auto"/>
      <style:text-properties fo:font-size="16pt"/>
    </style:style>
    <style:style style:name="Header_20_right" style:display-name="Header right" style:family="paragraph" style:parent-style-name="Text_20_body" style:class="extra" style:master-page-name="">
      <style:paragraph-properties fo:margin-left="0in" fo:margin-right="0in" fo:text-align="end" style:justify-single-word="false" fo:text-indent="0in" style:auto-text-indent="false" style:page-number="auto" fo:padding="0.0193in" fo:border-left="none" fo:border-right="none" fo:border-top="none" fo:border-bottom="0.2pt solid #000000" style:shadow="none" text:number-lines="false" text:line-number="0">
        <style:tab-stops>
          <style:tab-stop style:position="0.252in" style:type="right"/>
        </style:tab-stops>
      </style:paragraph-properties>
      <style:text-properties fo:color="#000000"/>
    </style:style>
    <style:style style:name="Header_20_left" style:display-name="Header left" style:family="paragraph" style:parent-style-name="Text_20_body" style:class="extra">
      <style:paragraph-properties fo:margin-left="0in" fo:margin-right="0in" fo:text-align="start" style:justify-single-word="false" fo:text-indent="0in" style:auto-text-indent="false" fo:padding="0.0193in" fo:border-left="none" fo:border-right="none" fo:border-top="none" fo:border-bottom="0.2pt solid #000000" style:shadow="none" text:number-lines="false" text:line-number="0">
        <style:tab-stops>
          <style:tab-stop style:position="0.252in"/>
        </style:tab-stops>
      </style:paragraph-properties>
      <style:text-properties fo:color="#000000"/>
    </style:style>
    <style:style style:name="Text_20_Box" style:display-name="Text Box" style:family="paragraph" style:default-outline-level="" style:list-style-name="" style:master-page-name="">
      <style:paragraph-properties fo:margin-left="0in" fo:margin-right="0in" fo:text-indent="0in" style:auto-text-indent="false" style:page-number="auto">
        <style:tab-stops/>
      </style:paragraph-properties>
      <style:text-properties fo:text-transform="uppercase" style:font-name="Consolas" fo:font-family="Consolas" style:font-style-name="Regular" style:font-family-generic="modern" style:font-pitch="fixed" fo:font-size="12pt"/>
    </style:style>
    <style:style style:name="Text_20_Declaratie" style:display-name="Text Declaratie" style:family="paragraph">
      <style:paragraph-properties fo:line-height="125%" fo:text-align="justify" style:justify-single-word="false"/>
      <style:text-properties fo:font-size="13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Drawing" style:family="paragraph" style:hidden="true" style:parent-style-name="Caption" style:class="extra"/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padding="0in" fo:border-left="none" fo:border-right="none" fo:border-top="none" fo:border-bottom="2.04pt outset #004586" style:shadow="none" text:number-lines="false" text:line-number="0" style:join-border="false"/>
      <style:text-properties fo:font-size="6pt" style:font-size-asian="6pt" style:font-size-complex="6pt"/>
    </style:style>
    <style:style style:name="Contents_20_5" style:display-name="Contents 5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in" fo:margin-right="0in" fo:text-indent="0.5in" style:auto-text-indent="false"/>
    </style:style>
    <style:style style:name="_5f_TEXT" style:display-name="_TEXT" style:family="paragraph">
      <style:paragraph-properties fo:margin-left="0in" fo:margin-right="0in" fo:text-align="justify" style:justify-single-word="false" fo:text-indent="0.5in" style:auto-text-indent="false" style:shadow="none"/>
    </style:style>
    <style:style style:name="_31__20_Capitol" style:display-name="1 Capitol" style:family="paragraph" style:next-style-name="_5f_TEXT" style:default-outline-level="1" style:master-page-name="">
      <style:paragraph-properties fo:margin-left="0in" fo:margin-right="0in" fo:margin-top="0.1701in" fo:margin-bottom="0.1701in" loext:contextual-spacing="true" fo:text-indent="0.5in" style:auto-text-indent="false" style:page-number="auto" fo:break-before="auto" fo:break-after="auto" text:number-lines="true" text:line-number="0">
        <style:tab-stops/>
        <style:drop-cap/>
      </style:paragraph-properties>
      <style:text-properties fo:color="#004586" fo:font-size="14pt" fo:font-weight="bold" style:font-size-asian="14pt" style:font-weight-asian="bold"/>
    </style:style>
    <style:style style:name="_32__20_Subcapitol" style:display-name="2 Subcapitol" style:family="paragraph" style:next-style-name="_5f_TEXT" style:default-outline-level="2" style:master-page-name="">
      <style:paragraph-properties fo:margin-left="0.5in" fo:margin-right="0in" fo:margin-top="0.1654in" fo:margin-bottom="0.0827in" loext:contextual-spacing="false" fo:text-indent="0in" style:auto-text-indent="false" style:page-number="auto"/>
      <style:text-properties fo:color="#004586" fo:font-size="13pt" fo:font-style="italic" fo:font-weight="bold" style:font-size-asian="13pt"/>
    </style:style>
    <style:style style:name="_33__20_Sub-Subcapitol" style:display-name="3 Sub-Subcapitol" style:family="paragraph" style:next-style-name="_5f_TEXT" style:default-outline-level="3">
      <style:paragraph-properties fo:margin-left="0.5in" fo:margin-right="0in" fo:margin-top="0.1654in" fo:margin-bottom="0.0827in" loext:contextual-spacing="false" fo:text-indent="0in" style:auto-text-indent="false"/>
      <style:text-properties fo:color="#004586" fo:font-size="13pt" fo:font-style="italic" style:font-size-asian="13pt" style:font-style-asian="italic"/>
    </style:style>
    <style:style style:name="_34__20_Sub-Sub-Subcapitol" style:display-name="4 Sub-Sub-Subcapitol" style:family="paragraph" style:next-style-name="_5f_TEXT" style:default-outline-level="4" style:master-page-name="">
      <style:paragraph-properties fo:margin-left="0.5in" fo:margin-right="0in" fo:margin-top="0.1654in" fo:margin-bottom="0.0827in" loext:contextual-spacing="false" fo:text-indent="0in" style:auto-text-indent="false" style:page-number="auto" style:snap-to-layout-grid="false"/>
      <style:text-properties fo:color="#004586" fo:font-size="13pt" style:font-size-asian="13pt"/>
    </style:style>
    <style:style style:name="_35__20_Anexă" style:display-name="5 Anexă" style:family="paragraph" style:next-style-name="_5f_TEXT" style:default-outline-level="5">
      <style:paragraph-properties fo:margin-left="0.5in" fo:margin-right="0in" fo:margin-top="0.1654in" fo:margin-bottom="0.0827in" loext:contextual-spacing="false" fo:text-indent="0in" style:auto-text-indent="false"/>
      <style:text-properties fo:color="#004586" fo:font-size="13pt" fo:font-style="italic" fo:font-weight="bold" style:font-size-asian="13pt"/>
    </style:style>
    <style:style style:name="Endnote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style:font-name="Arial Narrow" fo:font-family="'Arial Narrow'" style:font-family-generic="roman" style:font-pitch="variable" fo:font-size="12pt" style:font-size-asian="12pt"/>
    </style:style>
    <style:style style:name="Normal_2b_1" style:display-name="Normal+1" style:family="paragraph" style:parent-style-name="Default" style:default-outline-level=""/>
    <style:style style:name="Numbering_20_Symbols" style:display-name="Numbering Symbols" style:family="text"/>
    <style:style style:name="Footnote_20_Symbol" style:display-name="Foot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Times New Roman3" fo:font-family="'Times New Roman'" style:font-style-name="Italic" style:font-family-generic="roman" style:font-pitch="variable" fo:font-style="italic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font-style="normal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ariable" style:family="text">
      <style:text-properties style:font-name="Liberation Serif" fo:font-family="'Liberation Serif'" style:font-style-name="Italic" style:font-family-generic="roman" style:font-pitch="variable" fo:font-style="italic" fo:background-color="transparent" style:font-style-asian="italic" style:font-style-complex="italic"/>
    </style:style>
    <style:style style:name="OOoComputerCode" style:family="text">
      <style:text-properties fo:color="#000000" style:font-name="Consolas" fo:font-family="Consolas" style:font-style-name="Regular" style:font-family-generic="modern" style:font-pitch="fixed" fo:font-size="11pt" fo:background-color="transparent" style:text-scale="90%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Ident" style:display-name="_OOoComputerIdent" style:family="text" style:parent-style-name="_5f_OOoComputerBase">
      <style:text-properties fo:color="#008000"/>
    </style:style>
    <style:style style:name="_5f_FORMULA" style:display-name="_FORMULA" style:family="text">
      <style:text-properties style:font-name="CMU Serif" fo:font-family="'CMU Serif'" style:font-style-name="Italic" style:font-family-generic="roman" style:font-pitch="variable" fo:font-style="italic" fo:font-weight="normal" fo:background-color="transparent"/>
    </style:style>
    <style:style style:name="_5f_Italic" style:display-name="_Italic" style:family="text">
      <style:text-properties fo:font-style="italic" style:font-style-asian="italic"/>
    </style:style>
    <style:style style:name="Index_20_Link" style:display-name="Index Link" style:family="text"/>
    <style:style style:name="_5f_ENGLISH" style:display-name="_ENGLISH" style:family="text" style:parent-style-name="Drop_20_Caps">
      <style:text-properties fo:language="en" fo:country="US" fo:font-style="italic" fo:background-color="transparent"/>
    </style:style>
    <style:style style:name="Drop_20_Caps" style:display-name="Drop Caps" style:family="text"/>
    <style:style style:name="_5f_CODE" style:display-name="_CODE" style:family="text">
      <style:text-properties style:font-name="Consolas" fo:font-family="Consolas" style:font-style-name="Regular" style:font-family-generic="modern" style:font-pitch="fixed" fo:font-size="12pt" fo:font-style="normal" style:text-scale="90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fo:margin-top="0in" fo:margin-bottom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in" fo:margin-right="0in" fo:margin-top="0.0827in" fo:margin-bottom="0.0827in" style:wrap="none" style:vertical-pos="top" style:vertical-rel="paragraph-content" style:horizontal-pos="center" style:horizontal-rel="page-content" fo:padding="0in" fo:border="none" style:shadow="none" draw:shadow-opacity="100%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prefix="Capitolul " style:num-suffix=". " style:num-format="1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5" style:num-prefix="Anexa " style:num-suffix=". " style:num-format="1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10" style:num-suffix="." style:num-format="1">
        <style:list-level-properties text:list-level-position-and-space-mode="label-alignment">
          <style:list-level-label-alignment text:label-followed-by="nothing" fo:margin-left="0.25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1256in" fo:margin-left="1in"/>
        </style:list-level-properties>
        <style:text-properties fo:font-family="'Times New Roman'" style:font-style-name="Regular" style:font-family-generic="roman"/>
      </text:list-level-style-bullet>
      <text:list-level-style-bullet text:level="2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1.25in" fo:text-indent="-0.1244in" fo:margin-left="1.25in"/>
        </style:list-level-properties>
        <style:text-properties fo:font-family="'Times New Roman'" style:font-style-name="Regular" style:font-family-generic="roman"/>
      </text:list-level-style-bullet>
      <text:list-level-style-bullet text:level="3" text:style-name="Numbering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1256in" fo:margin-left="1.5in"/>
        </style:list-level-properties>
        <style:text-properties fo:font-family="'Times New Roman'" style:font-style-name="Regular" style:font-family-generic="roman"/>
      </text:list-level-style-bullet>
      <text:list-level-style-bullet text:level="4" text:style-name="Numbering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1244in" fo:margin-left="1.75in"/>
        </style:list-level-properties>
        <style:text-properties fo:font-family="'Times New Roman'" style:font-style-name="Regular" style:font-family-generic="roman"/>
      </text:list-level-style-bullet>
      <text:list-level-style-bullet text:level="5" text:style-name="Numbering_20_Symbols" text:bullet-char="▫">
        <style:list-level-properties text:list-level-position-and-space-mode="label-alignment" fo:text-align="end">
          <style:list-level-label-alignment text:label-followed-by="listtab" text:list-tab-stop-position="2in" fo:text-indent="-0.1256in" fo:margin-left="2in"/>
        </style:list-level-properties>
        <style:text-properties fo:font-family="'Times New Roman'" style:font-style-name="Regular" style:font-family-generic="roman"/>
      </text:list-level-style-bullet>
      <text:list-level-style-bullet text:level="6" text:style-name="Numbering_20_Symbols" text:bullet-char="›">
        <style:list-level-properties text:list-level-position-and-space-mode="label-alignment" fo:text-align="end">
          <style:list-level-label-alignment text:label-followed-by="listtab" text:list-tab-stop-position="2.25in" fo:text-indent="-0.1244in" fo:margin-left="2.25in"/>
        </style:list-level-properties>
        <style:text-properties fo:font-family="'Times New Roman'" style:font-style-name="Regular" style:font-family-generic="roman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1256in" fo:margin-left="2.5in"/>
        </style:list-level-properties>
        <style:text-properties fo:font-family="'Times New Roman'" style:font-style-name="Regular" style:font-family-generic="roman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1244in" fo:margin-left="2.75in"/>
        </style:list-level-properties>
        <style:text-properties fo:font-family="'Times New Roman'" style:font-style-name="Regular" style:font-family-generic="roman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in" fo:text-indent="-0.1256in" fo:margin-left="3in"/>
        </style:list-level-properties>
        <style:text-properties fo:font-family="'Times New Roman'" style:font-style-name="Regular" style:font-family-generic="roman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25in" fo:text-indent="-0.1244in" fo:margin-left="3.25in"/>
        </style:list-level-properties>
        <style:text-properties fo:font-family="'Times New Roman'" style:font-style-name="Regular" style:font-family-generic="roman"/>
      </text:list-level-style-bullet>
    </text:list-style>
    <text:list-style style:name="List_20_2" style:display-name="List 2">
      <text:list-level-style-bullet text:level="1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1in" fo:text-indent="-0.1256in" fo:margin-left="1in"/>
        </style:list-level-properties>
        <style:text-properties fo:font-family="'Times New Roman'" style:font-style-name="Regular" style:font-family-generic="roman"/>
      </text:list-level-style-bullet>
      <text:list-level-style-bullet text:level="2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1.25in" fo:text-indent="-0.1244in" fo:margin-left="1.25in"/>
        </style:list-level-properties>
        <style:text-properties fo:font-family="'Times New Roman'" style:font-style-name="Regular" style:font-family-generic="roman"/>
      </text:list-level-style-bullet>
      <text:list-level-style-bullet text:level="3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1.5in" fo:text-indent="-0.1256in" fo:margin-left="1.5in"/>
        </style:list-level-properties>
        <style:text-properties fo:font-family="'Times New Roman'" style:font-style-name="Regular" style:font-family-generic="roman"/>
      </text:list-level-style-bullet>
      <text:list-level-style-bullet text:level="4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1.75in" fo:text-indent="-0.1264in" fo:margin-left="1.752in"/>
        </style:list-level-properties>
        <style:text-properties fo:font-family="'Times New Roman'" style:font-style-name="Regular" style:font-family-generic="roman"/>
      </text:list-level-style-bullet>
      <text:list-level-style-bullet text:level="5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2in" fo:text-indent="-0.1256in" fo:margin-left="2in"/>
        </style:list-level-properties>
        <style:text-properties fo:font-family="'Times New Roman'" style:font-style-name="Regular" style:font-family-generic="roman"/>
      </text:list-level-style-bullet>
      <text:list-level-style-bullet text:level="6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2.252in" fo:text-indent="-0.1264in" fo:margin-left="2.252in"/>
        </style:list-level-properties>
        <style:text-properties fo:font-family="'Times New Roman'" style:font-style-name="Regular" style:font-family-generic="roman"/>
      </text:list-level-style-bullet>
      <text:list-level-style-bullet text:level="7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2.5in" fo:text-indent="-0.1256in" fo:margin-left="2.5in"/>
        </style:list-level-properties>
        <style:text-properties fo:font-family="'Times New Roman'" style:font-style-name="Regular" style:font-family-generic="roman"/>
      </text:list-level-style-bullet>
      <text:list-level-style-bullet text:level="8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2.752in" fo:text-indent="-0.1264in" fo:margin-left="2.752in"/>
        </style:list-level-properties>
        <style:text-properties fo:font-family="'Times New Roman'" style:font-style-name="Regular" style:font-family-generic="roman"/>
      </text:list-level-style-bullet>
      <text:list-level-style-bullet text:level="9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3in" fo:text-indent="-0.1256in" fo:margin-left="3in"/>
        </style:list-level-properties>
        <style:text-properties fo:font-family="'Times New Roman'" style:font-style-name="Regular" style:font-family-generic="roman"/>
      </text:list-level-style-bullet>
      <text:list-level-style-bullet text:level="10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3.252in" fo:text-indent="-0.1264in" fo:margin-left="3.252in"/>
        </style:list-level-properties>
        <style:text-properties fo:font-family="'Times New Roman'" style:font-style-name="Regular" style:font-family-generic="roman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0472in" fo:margin-left="1in"/>
        </style:list-level-properties>
      </text:list-level-style-number>
      <text:list-level-style-number text:level="2" text:style-name="Numbering_20_Symbols" style:num-suffix=")." style:num-format="a">
        <style:list-level-properties text:list-level-position-and-space-mode="label-alignment" fo:text-align="end">
          <style:list-level-label-alignment text:label-followed-by="listtab" text:list-tab-stop-position="1.25in" fo:text-indent="-0.0453in" fo:margin-left="1.2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0472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0453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0472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0453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0472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0453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in" fo:text-indent="-0.0472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25in" fo:text-indent="-0.0453in" fo:margin-left="3.2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_5f_Listă_20_cu_20_buline" style:display-name="_Listă cu buline">
      <text:list-level-style-bullet text:level="1" text:bullet-char="•">
        <style:list-level-properties text:list-level-position-and-space-mode="label-alignment" fo:text-align="center">
          <style:list-level-label-alignment text:label-followed-by="listtab" text:list-tab-stop-position="1in" fo:text-indent="-0.1256in" fo:margin-left="1in"/>
        </style:list-level-properties>
        <style:text-properties fo:font-family="'Times New Roman'" style:font-style-name="Regular" style:font-family-generic="roman"/>
      </text:list-level-style-bullet>
      <text:list-level-style-bullet text:level="2" text:bullet-char="−">
        <style:list-level-properties text:list-level-position-and-space-mode="label-alignment" fo:text-align="center">
          <style:list-level-label-alignment text:label-followed-by="listtab" text:list-tab-stop-position="1.252in" fo:text-indent="-0.1264in" fo:margin-left="1.252in"/>
        </style:list-level-properties>
        <style:text-properties fo:font-family="'Times New Roman'" style:font-style-name="Regular" style:font-family-generic="roman"/>
      </text:list-level-style-bullet>
      <text:list-level-style-bullet text:level="3" text:bullet-char="◦">
        <style:list-level-properties text:list-level-position-and-space-mode="label-alignment" fo:text-align="center">
          <style:list-level-label-alignment text:label-followed-by="listtab" text:list-tab-stop-position="1.5in" fo:text-indent="-0.1256in" fo:margin-left="1.5in"/>
        </style:list-level-properties>
        <style:text-properties fo:font-family="'Times New Roman'" style:font-style-name="Regular" style:font-family-generic="roman"/>
      </text:list-level-style-bullet>
      <text:list-level-style-bullet text:level="4" text:bullet-char="▪">
        <style:list-level-properties text:list-level-position-and-space-mode="label-alignment" fo:text-align="center">
          <style:list-level-label-alignment text:label-followed-by="listtab" text:list-tab-stop-position="1.752in" fo:text-indent="-0.1264in" fo:margin-left="1.752in"/>
        </style:list-level-properties>
        <style:text-properties fo:font-family="'Times New Roman'" style:font-style-name="Regular" style:font-family-generic="roman"/>
      </text:list-level-style-bullet>
      <text:list-level-style-bullet text:level="5" text:bullet-char="▫">
        <style:list-level-properties text:list-level-position-and-space-mode="label-alignment" fo:text-align="center">
          <style:list-level-label-alignment text:label-followed-by="listtab" text:list-tab-stop-position="2in" fo:text-indent="-0.1256in" fo:margin-left="2in"/>
        </style:list-level-properties>
        <style:text-properties fo:font-family="'Times New Roman'" style:font-style-name="Regular" style:font-family-generic="roman"/>
      </text:list-level-style-bullet>
      <text:list-level-style-bullet text:level="6" text:bullet-char="›">
        <style:list-level-properties text:list-level-position-and-space-mode="label-alignment" fo:text-align="center">
          <style:list-level-label-alignment text:label-followed-by="listtab" text:list-tab-stop-position="2.252in" fo:text-indent="-0.1264in" fo:margin-left="2.252in"/>
        </style:list-level-properties>
        <style:text-properties fo:font-family="'Times New Roman'" style:font-style-name="Regular" style:font-family-generic="roman"/>
      </text:list-level-style-bullet>
      <text:list-level-style-bullet text:level="7" text:bullet-char="»">
        <style:list-level-properties text:list-level-position-and-space-mode="label-alignment" fo:text-align="center">
          <style:list-level-label-alignment text:label-followed-by="listtab" text:list-tab-stop-position="2.5in" fo:text-indent="-0.1256in" fo:margin-left="2.5in"/>
        </style:list-level-properties>
        <style:text-properties fo:font-family="'Times New Roman'" style:font-style-name="Regular" style:font-family-generic="roman"/>
      </text:list-level-style-bullet>
      <text:list-level-style-bullet text:level="8" text:bullet-char="›">
        <style:list-level-properties text:list-level-position-and-space-mode="label-alignment" fo:text-align="center">
          <style:list-level-label-alignment text:label-followed-by="listtab" text:list-tab-stop-position="2.752in" fo:text-indent="-0.1264in" fo:margin-left="2.752in"/>
        </style:list-level-properties>
        <style:text-properties fo:font-family="'Times New Roman'" style:font-style-name="Regular" style:font-family-generic="roman"/>
      </text:list-level-style-bullet>
      <text:list-level-style-bullet text:level="9" text:bullet-char="›">
        <style:list-level-properties text:list-level-position-and-space-mode="label-alignment" fo:text-align="center">
          <style:list-level-label-alignment text:label-followed-by="listtab" text:list-tab-stop-position="3in" fo:text-indent="-0.1256in" fo:margin-left="3in"/>
        </style:list-level-properties>
        <style:text-properties fo:font-family="'Times New Roman'" style:font-style-name="Regular" style:font-family-generic="roman"/>
      </text:list-level-style-bullet>
      <text:list-level-style-bullet text:level="10" text:bullet-char="›">
        <style:list-level-properties text:list-level-position-and-space-mode="label-alignment" fo:text-align="center">
          <style:list-level-label-alignment text:label-followed-by="listtab" text:list-tab-stop-position="3.252in" fo:text-indent="-0.1264in" fo:margin-left="3.252in"/>
        </style:list-level-properties>
        <style:text-properties fo:font-family="'Times New Roman'" style:font-style-name="Regular" style:font-family-generic="roman"/>
      </text:list-level-style-bullet>
    </text:list-style>
    <text:list-style style:name="_5f_Listă_20_cu_20_liniuțe" style:display-name="_Listă cu liniuțe">
      <text:list-level-style-bullet text:level="1" text:bullet-char="−">
        <style:list-level-properties text:list-level-position-and-space-mode="label-alignment" fo:text-align="center">
          <style:list-level-label-alignment text:label-followed-by="listtab" text:list-tab-stop-position="1in" fo:text-indent="-0.1256in" fo:margin-left="1in"/>
        </style:list-level-properties>
        <style:text-properties fo:font-family="'Segoe UI'" style:font-style-name="Regular"/>
      </text:list-level-style-bullet>
      <text:list-level-style-bullet text:level="2" text:bullet-char="−">
        <style:list-level-properties text:list-level-position-and-space-mode="label-alignment" fo:text-align="center">
          <style:list-level-label-alignment text:label-followed-by="listtab" text:list-tab-stop-position="1.252in" fo:text-indent="-0.1264in" fo:margin-left="1.252in"/>
        </style:list-level-properties>
        <style:text-properties fo:font-family="'Segoe UI'" style:font-style-name="Regular"/>
      </text:list-level-style-bullet>
      <text:list-level-style-bullet text:level="3" text:bullet-char="−">
        <style:list-level-properties text:list-level-position-and-space-mode="label-alignment" fo:text-align="center">
          <style:list-level-label-alignment text:label-followed-by="listtab" text:list-tab-stop-position="1.5in" fo:text-indent="-0.1256in" fo:margin-left="1.5in"/>
        </style:list-level-properties>
        <style:text-properties fo:font-family="'Segoe UI'" style:font-style-name="Regular"/>
      </text:list-level-style-bullet>
      <text:list-level-style-bullet text:level="4" text:bullet-char="−">
        <style:list-level-properties text:list-level-position-and-space-mode="label-alignment" fo:text-align="center">
          <style:list-level-label-alignment text:label-followed-by="listtab" text:list-tab-stop-position="1.752in" fo:text-indent="-0.1264in" fo:margin-left="1.752in"/>
        </style:list-level-properties>
        <style:text-properties fo:font-family="'Segoe UI'" style:font-style-name="Regular"/>
      </text:list-level-style-bullet>
      <text:list-level-style-bullet text:level="5" text:bullet-char="−">
        <style:list-level-properties text:list-level-position-and-space-mode="label-alignment" fo:text-align="center">
          <style:list-level-label-alignment text:label-followed-by="listtab" text:list-tab-stop-position="2in" fo:text-indent="-0.1256in" fo:margin-left="2in"/>
        </style:list-level-properties>
        <style:text-properties fo:font-family="'Segoe UI'" style:font-style-name="Regular"/>
      </text:list-level-style-bullet>
      <text:list-level-style-bullet text:level="6" text:bullet-char="−">
        <style:list-level-properties text:list-level-position-and-space-mode="label-alignment" fo:text-align="center">
          <style:list-level-label-alignment text:label-followed-by="listtab" text:list-tab-stop-position="2.252in" fo:text-indent="-0.1264in" fo:margin-left="2.252in"/>
        </style:list-level-properties>
        <style:text-properties fo:font-family="'Segoe UI'" style:font-style-name="Regular"/>
      </text:list-level-style-bullet>
      <text:list-level-style-bullet text:level="7" text:bullet-char="−">
        <style:list-level-properties text:list-level-position-and-space-mode="label-alignment" fo:text-align="center">
          <style:list-level-label-alignment text:label-followed-by="listtab" text:list-tab-stop-position="2.5in" fo:text-indent="-0.1256in" fo:margin-left="2.5in"/>
        </style:list-level-properties>
        <style:text-properties fo:font-family="'Segoe UI'" style:font-style-name="Regular"/>
      </text:list-level-style-bullet>
      <text:list-level-style-bullet text:level="8" text:bullet-char="−">
        <style:list-level-properties text:list-level-position-and-space-mode="label-alignment" fo:text-align="center">
          <style:list-level-label-alignment text:label-followed-by="listtab" text:list-tab-stop-position="2.752in" fo:text-indent="-0.1264in" fo:margin-left="2.752in"/>
        </style:list-level-properties>
        <style:text-properties fo:font-family="'Segoe UI'" style:font-style-name="Regular"/>
      </text:list-level-style-bullet>
      <text:list-level-style-bullet text:level="9" text:bullet-char="−">
        <style:list-level-properties text:list-level-position-and-space-mode="label-alignment" fo:text-align="center">
          <style:list-level-label-alignment text:label-followed-by="listtab" text:list-tab-stop-position="3in" fo:text-indent="-0.1256in" fo:margin-left="3in"/>
        </style:list-level-properties>
        <style:text-properties fo:font-family="'Segoe UI'" style:font-style-name="Regular"/>
      </text:list-level-style-bullet>
      <text:list-level-style-bullet text:level="10" text:bullet-char="−">
        <style:list-level-properties text:list-level-position-and-space-mode="label-alignment" fo:text-align="center">
          <style:list-level-label-alignment text:label-followed-by="listtab" text:list-tab-stop-position="3.252in" fo:text-indent="-0.1264in" fo:margin-left="3.252in"/>
        </style:list-level-properties>
        <style:text-properties fo:font-family="'Segoe UI'" style:font-style-name="Regular"/>
      </text:list-level-style-bullet>
    </text:list-style>
    <text:list-style style:name="_5f_Listă_20_numerotată" style:display-name="_Listă numerotată">
      <text:list-level-style-number text:level="1" text:style-name="Numbering_20_Symbols" style:num-suffix="." style:num-format="a">
        <style:list-level-properties text:list-level-position-and-space-mode="label-alignment" fo:text-align="end">
          <style:list-level-label-alignment text:label-followed-by="listtab" text:list-tab-stop-position="1in" fo:text-indent="-0.0472in" fo:margin-left="1in"/>
        </style:list-level-properties>
      </text:list-level-style-number>
      <text:list-level-style-number text:level="2" text:style-name="Numbering_20_Symbols" style:num-suffix=")." style:num-format="a">
        <style:list-level-properties text:list-level-position-and-space-mode="label-alignment" fo:text-align="end">
          <style:list-level-label-alignment text:label-followed-by="listtab" text:list-tab-stop-position="1.252in" fo:text-indent="-0.0472in" fo:margin-left="1.25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0472in" fo:margin-left="1.5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752in" fo:text-indent="-0.0472in" fo:margin-left="1.752in"/>
        </style:list-level-properties>
      </text:list-level-style-number>
      <text:list-level-style-number text:level="5" text:style-name="Numbering_20_Symbols" style:num-suffix="." style:num-format="A" style:num-letter-sync="true">
        <style:list-level-properties text:list-level-position-and-space-mode="label-alignment" fo:text-align="end">
          <style:list-level-label-alignment text:label-followed-by="listtab" text:list-tab-stop-position="2in" fo:text-indent="-0.0472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2in" fo:text-indent="-0.0472in" fo:margin-left="2.252in"/>
        </style:list-level-properties>
      </text:list-level-style-number>
      <text:list-level-style-number text:level="7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0472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 fo:text-align="end">
          <style:list-level-label-alignment text:label-followed-by="listtab" text:list-tab-stop-position="2.752in" fo:text-indent="-0.0472in" fo:margin-left="2.752in"/>
        </style:list-level-properties>
      </text:list-level-style-number>
      <text:list-level-style-number text:level="9" style:num-suffix="." style:num-format="1">
        <style:list-level-properties text:list-level-position-and-space-mode="label-alignment" fo:text-align="end">
          <style:list-level-label-alignment text:label-followed-by="listtab" text:list-tab-stop-position="3in" fo:text-indent="-0.0472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 fo:text-align="end">
          <style:list-level-label-alignment text:label-followed-by="listtab" text:list-tab-stop-position="3.252in" fo:text-indent="-0.0472in" fo:margin-left="3.252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en" fo:country="US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Coperta">
      <style:paragraph-properties fo:margin-left="0in" fo:margin-right="0in" fo:text-align="center" style:justify-single-word="false" fo:text-indent="0in" style:auto-text-indent="false"/>
      <style:text-properties fo:language="ro" fo:country="RO" officeooo:paragraph-rsid="0013da26"/>
    </style:style>
    <style:style style:name="MP2" style:family="paragraph" style:parent-style-name="Header_20_right">
      <style:text-properties fo:font-size="11pt" fo:language="ro" fo:country="RO" officeooo:paragraph-rsid="0056ba94" style:font-size-asian="11pt" style:font-size-complex="11pt"/>
    </style:style>
    <style:style style:name="MP3" style:family="paragraph" style:parent-style-name="Header_20_left">
      <style:text-properties fo:color="#000000" fo:language="ro" fo:country="RO" officeooo:rsid="014615ac" officeooo:paragraph-rsid="014615ac"/>
    </style:style>
    <style:style style:name="MP4" style:family="paragraph" style:parent-style-name="Footer">
      <style:paragraph-properties fo:text-align="end" style:justify-single-word="false"/>
      <style:text-properties fo:language="ro" fo:country="RO"/>
    </style:style>
    <style:style style:name="MP5" style:family="paragraph" style:parent-style-name="Footer">
      <style:paragraph-properties fo:text-align="start" style:justify-single-word="false"/>
      <style:text-properties fo:language="ro" fo:country="RO"/>
    </style:style>
    <style:style style:name="MT1" style:family="text">
      <style:text-properties officeooo:rsid="01968436"/>
    </style:style>
    <style:style style:name="MT2" style:family="text">
      <style:text-properties fo:font-size="11pt" officeooo:rsid="01033d38" style:font-size-asian="11pt" style:font-size-complex="11pt"/>
    </style:style>
    <style:style style:name="MT3" style:family="text">
      <style:text-properties fo:font-size="11pt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" style:print-orientation="portrait" fo:margin-top="0.7874in" fo:margin-bottom="0.7874in" fo:margin-left="0.9839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4" style:page-usage="mirrored">
      <style:page-layout-properties fo:page-width="8.2681in" fo:page-height="11.6929in" style:num-format="I" style:print-orientation="portrait" fo:margin-top="0.7874in" fo:margin-bottom="0.7874in" fo:margin-left="0.9839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8.2681in" fo:page-height="11.6929in" style:num-format="1" style:print-orientation="portrait" fo:margin-top="0.7874in" fo:margin-bottom="0.7874in" fo:margin-left="0.7917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>
        <style:header-footer-properties fo:min-height="0.3929in" fo:margin-left="0in" fo:margin-right="0in" fo:margin-top="0.1965in" style:dynamic-spacing="true"/>
      </style:footer-style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8.2681in" fo:page-height="11.6929in" style:num-format="1" style:print-orientation="portrait" fo:margin-top="0.7874in" fo:margin-bottom="0.7874in" fo:margin-left="0.9839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2681in" fo:page-height="11.6929in" style:num-format="" style:print-orientation="portrait" fo:margin-top="0.7874in" fo:margin-bottom="0.7874in" fo:margin-left="0.9839in" fo:margin-right="0.7874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0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Coperta" style:page-layout-name="Mpm3" style:next-style-name="Declarație">
      <style:footer>
        <text:p text:style-name="MP1">Iași, 20<text:span text:style-name="MT1">20</text:span></text:p>
      </style:footer>
    </style:master-page>
    <style:master-page style:name="Cuprins" style:page-layout-name="Mpm4"/>
    <style:master-page style:name="Corp_5f_Lucrare" style:display-name="Corp_Lucrare" style:page-layout-name="Mpm5">
      <style:header>
        <text:p text:style-name="MP2"><text:chapter text:display="number-and-name" text:outline-level="1"/></text:p>
      </style:header>
      <style:header-left>
        <text:p text:style-name="MP3"><text:span text:style-name="MT2">N</text:span><text:span text:style-name="MT3">icolae Boca</text:span></text:p>
      </style:header-left>
      <style:footer>
        <text:p text:style-name="MP4"><text:page-number text:select-page="current">0</text:page-number></text:p>
      </style:footer>
      <style:footer-left>
        <text:p text:style-name="MP5"><text:page-number text:select-page="current">0</text:page-number><text:s/></text:p>
      </style:footer-left>
    </style:master-page>
    <style:master-page style:name="First_20_Page" style:display-name="First Page" style:page-layout-name="Mpm6" style:next-style-name="Standard"/>
    <style:master-page style:name="Index" style:page-layout-name="Mpm6"/>
    <style:master-page style:name="Declarație" style:page-layout-name="Mpm7" style:next-style-name="Cuprins"/>
    <style:master-page style:name="Rezumat" style:page-layout-name="Mpm8"/>
    <style:master-page style:name="Right_20_Page" style:display-name="Right Page" style:page-layout-name="Mpm9" style:next-style-name="Left_20_Page"/>
    <style:master-page style:name="Left_20_Page" style:display-name="Left Page" style:page-layout-name="Mpm10" style:next-style-name="Right_20_Page"/>
    <style:master-page style:name="Footnote" style:page-layout-name="Mpm11"/>
    <style:master-page style:name="Endnote" style:page-layout-name="Mpm1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1-02-03T16:22:00</meta:creation-date>
    <meta:generator>LibreOffice/6.4.0.3$Windows_X86_64 LibreOffice_project/b0a288ab3d2d4774cb44b62f04d5d28733ac6df8</meta:generator>
    <meta:editing-duration>P5DT16H38M11S</meta:editing-duration>
    <meta:editing-cycles>325</meta:editing-cycles>
    <dc:date>2020-04-04T23:05:21.320000000</dc:date>
    <meta:print-date>2014-05-05T17:43:31.734000000</meta:print-date>
    <dc:title>Microsoft Word - m01_rapid dev of it in 20th century.doc</dc:title>
    <meta:initial-creator>UN</meta:initial-creator>
    <meta:document-statistic meta:table-count="0" meta:image-count="0" meta:object-count="0" meta:page-count="7" meta:paragraph-count="80" meta:word-count="463" meta:character-count="3522" meta:non-whitespace-character-count="3062"/>
  </office:meta>
</office:document-meta>
</file>